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.282cm" fo:margin-bottom="0cm" style:contextual-spacing="false" fo:line-height="150%"/>
    </style:style>
    <style:style style:name="P2" style:family="paragraph" style:parent-style-name="Text_20_body">
      <style:paragraph-properties fo:line-height="150%">
        <style:tab-stops>
          <style:tab-stop style:position="2.912cm"/>
        </style:tab-stops>
      </style:paragraph-properties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paragraph-properties fo:margin-left="0.182cm" fo:margin-right="0.213cm" fo:margin-top="0.284cm" fo:margin-bottom="0cm" style:contextual-spacing="false" fo:line-height="150%" fo:text-align="justify" style:justify-single-word="false" fo:text-indent="1.27cm" style:auto-text-indent="false"/>
    </style:style>
    <style:style style:name="P5" style:family="paragraph" style:parent-style-name="Text_20_body">
      <style:paragraph-properties fo:margin-left="0.182cm" fo:margin-right="0.219cm" fo:line-height="150%" fo:text-align="justify" style:justify-single-word="false" fo:text-indent="1.27cm" style:auto-text-indent="false"/>
    </style:style>
    <style:style style:name="P6" style:family="paragraph" style:parent-style-name="Text_20_body">
      <style:paragraph-properties fo:margin-left="0.182cm" fo:margin-right="0.192cm" fo:margin-top="0.284cm" fo:margin-bottom="0cm" style:contextual-spacing="false" fo:line-height="150%" fo:text-align="justify" style:justify-single-word="false" fo:text-indent="1.27cm" style:auto-text-indent="false"/>
    </style:style>
    <style:style style:name="P7" style:family="paragraph" style:parent-style-name="Text_20_body">
      <style:paragraph-properties fo:line-height="150%" fo:text-align="justify" style:justify-single-word="false"/>
    </style:style>
    <style:style style:name="P8" style:family="paragraph" style:parent-style-name="Text_20_body">
      <style:paragraph-properties fo:line-height="150%">
        <style:tab-stops>
          <style:tab-stop style:position="3.254cm"/>
        </style:tab-stops>
      </style:paragraph-properties>
    </style:style>
    <style:style style:name="P9" style:family="paragraph" style:parent-style-name="Text_20_body">
      <style:paragraph-properties fo:margin-left="0.182cm" fo:margin-right="0.21cm" fo:line-height="150%" fo:text-indent="1.27cm" style:auto-text-indent="false">
        <style:tab-stops>
          <style:tab-stop style:position="3.223cm"/>
        </style:tab-stops>
      </style:paragraph-properties>
    </style:style>
    <style:style style:name="P10" style:family="paragraph" style:parent-style-name="Text_20_body">
      <style:paragraph-properties fo:margin-top="0.002cm" fo:margin-bottom="0cm" style:contextual-spacing="false" fo:line-height="150%"/>
    </style:style>
    <style:style style:name="P11" style:family="paragraph" style:parent-style-name="Text_20_body">
      <style:paragraph-properties fo:line-height="150%">
        <style:tab-stops>
          <style:tab-stop style:position="3.244cm"/>
        </style:tab-stops>
      </style:paragraph-properties>
    </style:style>
    <style:style style:name="P12" style:family="paragraph" style:parent-style-name="Text_20_body">
      <style:paragraph-properties fo:margin-left="0.182cm" fo:margin-right="0.22cm" fo:line-height="150%" fo:text-indent="1.27cm" style:auto-text-indent="false"/>
    </style:style>
    <style:style style:name="P13" style:family="paragraph" style:parent-style-name="Text_20_body">
      <style:paragraph-properties fo:margin-left="1.452cm" fo:margin-right="0cm" fo:margin-top="0.002cm" fo:margin-bottom="0cm" style:contextual-spacing="false" fo:text-indent="0cm" style:auto-text-indent="false">
        <style:tab-stops>
          <style:tab-stop style:position="2.886cm"/>
        </style:tab-stops>
      </style:paragraph-properties>
    </style:style>
    <style:style style:name="P14" style:family="paragraph" style:parent-style-name="Text_20_body">
      <style:paragraph-properties fo:margin-left="1.452cm" fo:margin-right="0cm" fo:margin-top="0.243cm" fo:margin-bottom="0cm" style:contextual-spacing="false" fo:text-indent="0cm" style:auto-text-indent="false">
        <style:tab-stops>
          <style:tab-stop style:position="2.886cm"/>
        </style:tab-stops>
      </style:paragraph-properties>
    </style:style>
    <style:style style:name="P15" style:family="paragraph" style:parent-style-name="Heading_20_1" style:list-style-name="WWNum1">
      <style:paragraph-properties fo:margin-left="1.004cm" fo:margin-right="0cm" fo:margin-top="0.284cm" fo:margin-bottom="0cm" style:contextual-spacing="false" fo:line-height="100%" fo:text-align="start" style:justify-single-word="false" fo:text-indent="-0.824cm" style:auto-text-indent="false">
        <style:tab-stops>
          <style:tab-stop style:position="1.005cm"/>
        </style:tab-stops>
      </style:paragraph-properties>
    </style:style>
    <style:style style:name="P16" style:family="paragraph" style:parent-style-name="Heading_20_1" style:list-style-name="WWNum1">
      <style:paragraph-properties fo:margin-left="1.005cm" fo:margin-right="0cm" fo:margin-top="0cm" fo:margin-bottom="0cm" style:contextual-spacing="false" fo:line-height="100%" fo:text-align="start" style:justify-single-word="false" fo:text-indent="-0.824cm" style:auto-text-indent="false">
        <style:tab-stops>
          <style:tab-stop style:position="1.005cm"/>
        </style:tab-stops>
      </style:paragraph-properties>
    </style:style>
    <style:style style:name="P17" style:family="paragraph" style:parent-style-name="Text_20_body" style:master-page-name="Standard">
      <style:paragraph-properties fo:margin-left="0cm" fo:margin-right="0cm" fo:text-indent="0cm" style:auto-text-indent="false" style:page-number="auto"/>
      <style:text-properties style:font-name="Times New Roman" fo:font-size="10pt" style:font-size-asian="10pt"/>
    </style:style>
    <style:style style:name="P18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Times New Roman" fo:font-size="14.5pt" style:font-size-asian="14.5pt"/>
    </style:style>
    <style:style style:name="P19" style:family="paragraph" style:parent-style-name="Text_20_body">
      <style:paragraph-properties fo:line-height="150%" fo:text-align="justify" style:justify-single-word="false"/>
      <style:text-properties fo:color="#c9211e" loext:opacity="100%"/>
    </style:style>
    <style:style style:name="P20" style:family="paragraph" style:parent-style-name="Text_20_body">
      <style:paragraph-properties fo:margin-left="0.182cm" fo:margin-right="0.213cm" fo:line-height="150%" fo:text-align="justify" style:justify-single-word="false" fo:text-indent="1.27cm" style:auto-text-indent="false"/>
      <style:text-properties fo:color="#c9211e" loext:opacity="100%"/>
    </style:style>
    <style:style style:name="P21" style:family="paragraph" style:parent-style-name="Text_20_body">
      <style:paragraph-properties fo:margin-left="0.182cm" fo:margin-right="0.224cm" fo:line-height="150%" fo:text-align="justify" style:justify-single-word="false" fo:text-indent="1.27cm" style:auto-text-indent="false"/>
      <style:text-properties fo:color="#c9211e" loext:opacity="100%"/>
    </style:style>
    <style:style style:name="P22" style:family="paragraph" style:parent-style-name="Text_20_body">
      <style:paragraph-properties fo:margin-left="0.182cm" fo:margin-right="0.212cm" fo:line-height="150%" fo:text-align="justify" style:justify-single-word="false" fo:text-indent="1.27cm" style:auto-text-indent="false"/>
      <style:text-properties fo:color="#c9211e" loext:opacity="100%"/>
    </style:style>
    <style:style style:name="P23" style:family="paragraph" style:parent-style-name="Text_20_body">
      <style:paragraph-properties fo:margin-left="0.182cm" fo:margin-right="0.212cm" fo:line-height="150%" fo:text-align="justify" style:justify-single-word="false" fo:text-indent="1.27cm" style:auto-text-indent="false"/>
      <style:text-properties fo:color="#c9211e" loext:opacity="100%" style:font-name="Arial3" fo:font-weight="bold"/>
    </style:style>
    <style:style style:name="P24" style:family="paragraph" style:parent-style-name="Text_20_body">
      <style:paragraph-properties fo:margin-left="0.182cm" fo:margin-right="0.22cm" fo:line-height="150%" fo:text-indent="1.27cm" style:auto-text-indent="false">
        <style:tab-stops>
          <style:tab-stop style:position="2.979cm"/>
        </style:tab-stops>
      </style:paragraph-properties>
    </style:style>
    <style:style style:name="P25" style:family="paragraph" style:parent-style-name="Text_20_body">
      <style:paragraph-properties fo:margin-left="0.182cm" fo:margin-right="0.22cm" fo:line-height="150%" fo:text-indent="1.27cm" style:auto-text-indent="false">
        <style:tab-stops>
          <style:tab-stop style:position="3.302cm"/>
        </style:tab-stops>
      </style:paragraph-properties>
    </style:style>
    <style:style style:name="P26" style:family="paragraph" style:parent-style-name="Text_20_body">
      <style:paragraph-properties fo:margin-left="0.182cm" fo:margin-right="0.213cm" fo:margin-top="0.243cm" fo:margin-bottom="0cm" style:contextual-spacing="false" fo:line-height="150%" fo:text-indent="1.27cm" style:auto-text-indent="false">
        <style:tab-stops>
          <style:tab-stop style:position="2.923cm"/>
        </style:tab-stops>
      </style:paragraph-properties>
      <style:text-properties officeooo:paragraph-rsid="000fcefc"/>
    </style:style>
    <style:style style:name="P27" style:family="paragraph" style:parent-style-name="Text_20_body">
      <style:paragraph-properties fo:margin-left="0.182cm" fo:margin-right="0.22cm" fo:line-height="150%" fo:text-indent="1.27cm" style:auto-text-indent="false">
        <style:tab-stops>
          <style:tab-stop style:position="3.074cm"/>
        </style:tab-stops>
      </style:paragraph-properties>
    </style:style>
    <style:style style:name="P28" style:family="paragraph" style:parent-style-name="Text_20_body">
      <style:paragraph-properties fo:margin-left="0.182cm" fo:margin-right="0.219cm" fo:line-height="150%" fo:text-align="justify" style:justify-single-word="false" fo:text-indent="1.27cm" style:auto-text-indent="false"/>
    </style:style>
    <style:style style:name="P29" style:family="paragraph" style:parent-style-name="Text_20_body">
      <style:paragraph-properties fo:margin-left="0.182cm" fo:margin-right="0.219cm" fo:line-height="150%" fo:text-align="justify" style:justify-single-word="false" fo:text-indent="1.27cm" style:auto-text-indent="false"/>
      <style:text-properties officeooo:rsid="000fcefc" officeooo:paragraph-rsid="000fcefc"/>
    </style:style>
    <style:style style:name="P30" style:family="paragraph" style:parent-style-name="Title" style:list-style-name="WWNum1">
      <style:paragraph-properties fo:margin-left="0.633cm" fo:margin-right="0cm" fo:margin-top="0.161cm" fo:margin-bottom="0cm" style:contextual-spacing="false" fo:line-height="100%" fo:text-align="start" style:justify-single-word="false" fo:text-indent="-0.415cm" style:auto-text-indent="false">
        <style:tab-stops>
          <style:tab-stop style:position="0.635cm"/>
        </style:tab-stops>
      </style:paragraph-properties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4.5pt" style:font-size-asian="14.5pt"/>
    </style:style>
    <style:style style:name="T3" style:family="text">
      <style:text-properties fo:letter-spacing="-0.034cm"/>
    </style:style>
    <style:style style:name="T4" style:family="text">
      <style:text-properties style:font-name="Arial" fo:font-weight="bold" style:font-weight-asian="bold"/>
    </style:style>
    <style:style style:name="T5" style:family="text">
      <style:text-properties style:font-name="Arial" fo:font-weight="bold" officeooo:rsid="000fcefc" style:font-weight-asian="bold"/>
    </style:style>
    <style:style style:name="T6" style:family="text">
      <style:text-properties style:font-name="Arial" fo:letter-spacing="0.093cm" fo:font-weight="bold" style:font-weight-asian="bold"/>
    </style:style>
    <style:style style:name="T7" style:family="text">
      <style:text-properties style:font-name="Arial" fo:letter-spacing="0.034cm" fo:font-weight="bold" style:font-weight-asian="bold"/>
    </style:style>
    <style:style style:name="T8" style:family="text">
      <style:text-properties style:font-name="Arial" fo:letter-spacing="0.034cm" fo:font-weight="normal" officeooo:rsid="000fcefc" style:font-weight-asian="normal" style:font-weight-complex="normal"/>
    </style:style>
    <style:style style:name="T9" style:family="text">
      <style:text-properties style:font-name="Arial" fo:letter-spacing="0.002cm" fo:font-weight="bold" style:font-weight-asian="bold"/>
    </style:style>
    <style:style style:name="T10" style:family="text">
      <style:text-properties style:font-name="Arial" fo:letter-spacing="0.002cm" fo:font-weight="normal" style:font-weight-asian="normal" style:font-weight-complex="normal"/>
    </style:style>
    <style:style style:name="T11" style:family="text">
      <style:text-properties style:font-name="Arial" fo:letter-spacing="0.002cm" fo:font-weight="normal" officeooo:rsid="000fcefc" style:font-weight-asian="normal" style:font-weight-complex="normal"/>
    </style:style>
    <style:style style:name="T12" style:family="text">
      <style:text-properties style:font-name="Arial" fo:letter-spacing="0.014cm" fo:font-weight="bold" style:font-weight-asian="bold"/>
    </style:style>
    <style:style style:name="T13" style:family="text">
      <style:text-properties style:font-name="Arial" fo:letter-spacing="0.09cm" fo:font-weight="bold" style:font-weight-asian="bold"/>
    </style:style>
    <style:style style:name="T14" style:family="text">
      <style:text-properties style:font-name="Arial" fo:letter-spacing="0.018cm" fo:font-weight="bold" style:font-weight-asian="bold"/>
    </style:style>
    <style:style style:name="T15" style:family="text">
      <style:text-properties style:font-name="Arial" fo:letter-spacing="0.018cm" style:font-weight-asian="bold"/>
    </style:style>
    <style:style style:name="T16" style:family="text">
      <style:text-properties style:font-name="Arial" fo:letter-spacing="0.018cm" officeooo:rsid="000fcefc" style:font-weight-asian="bold"/>
    </style:style>
    <style:style style:name="T17" style:family="text">
      <style:text-properties style:font-name="Arial" fo:letter-spacing="0.018cm" fo:font-weight="normal" officeooo:rsid="000fcefc" style:font-weight-asian="normal" style:font-weight-complex="normal"/>
    </style:style>
    <style:style style:name="T18" style:family="text">
      <style:text-properties style:font-name="Arial" fo:font-weight="normal" style:font-weight-asian="normal" style:font-weight-complex="normal"/>
    </style:style>
    <style:style style:name="T19" style:family="text">
      <style:text-properties style:font-name="Arial" fo:font-weight="normal" officeooo:rsid="000fcefc" style:font-weight-asian="normal" style:font-weight-complex="normal"/>
    </style:style>
    <style:style style:name="T20" style:family="text">
      <style:text-properties style:font-name="Arial" fo:letter-spacing="0.113cm" fo:font-weight="normal" officeooo:rsid="000fcefc" style:font-weight-asian="normal" style:font-weight-complex="normal"/>
    </style:style>
    <style:style style:name="T21" style:family="text">
      <style:text-properties style:font-name="Arial" fo:letter-spacing="-0.004cm" fo:font-weight="normal" officeooo:rsid="000fcefc" style:font-weight-asian="normal" style:font-weight-complex="normal"/>
    </style:style>
    <style:style style:name="T22" style:family="text">
      <style:text-properties style:font-name="Arial" fo:letter-spacing="-0.002cm" fo:font-weight="normal" officeooo:rsid="000fcefc" style:font-weight-asian="normal" style:font-weight-complex="normal"/>
    </style:style>
    <style:style style:name="T23" style:family="text">
      <style:text-properties fo:letter-spacing="0.021cm"/>
    </style:style>
    <style:style style:name="T24" style:family="text">
      <style:text-properties fo:letter-spacing="0.023cm"/>
    </style:style>
    <style:style style:name="T25" style:family="text">
      <style:text-properties fo:letter-spacing="0.023cm" officeooo:rsid="000d30f6"/>
    </style:style>
    <style:style style:name="T26" style:family="text">
      <style:text-properties fo:letter-spacing="-0.004cm"/>
    </style:style>
    <style:style style:name="T27" style:family="text">
      <style:text-properties fo:letter-spacing="0.113cm"/>
    </style:style>
    <style:style style:name="T28" style:family="text">
      <style:text-properties fo:letter-spacing="-0.002cm"/>
    </style:style>
    <style:style style:name="T29" style:family="text">
      <style:text-properties fo:letter-spacing="-0.025cm"/>
    </style:style>
    <style:style style:name="T30" style:family="text">
      <style:text-properties fo:font-size="10pt" style:font-size-asian="10pt"/>
    </style:style>
    <style:style style:name="T31" style:family="text">
      <style:text-properties fo:font-size="14.5pt" style:font-size-asian="14.5pt"/>
    </style:style>
    <style:style style:name="T32" style:family="text">
      <style:text-properties fo:letter-spacing="-0.014cm"/>
    </style:style>
    <style:style style:name="T33" style:family="text">
      <style:text-properties fo:letter-spacing="-0.01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7" loext:marker-style-name="T1"/>
        <text:p text:style-name="P18" loext:marker-style-name="T2"/>
        <text:list text:style-name="WWNum1">
          <text:list-item>
            <text:p text:style-name="P30"><text:bookmark text:name="2 REQUISITOS Copia 1"/><text:bookmark text:name="2 REQUISITOS"/>REQUISITOS</text:p>
            <text:list>
              <text:list-item>
                <text:h text:style-name="P15" text:outline-level="2"><text:bookmark text:name="2.1 REQUISITOS FUNCIONAIS Copia 1"/><text:bookmark text:name="2.1 REQUISITOS FUNCIONAIS"/>REQUISITOS<text:span text:style-name="T3"> </text:span>FUNCIONAIS</text:h>
              </text:list-item>
            </text:list>
          </text:list-item>
        </text:list>
        <text:p text:style-name="P1"><text:span text:style-name="T4">[RF1]</text:span><text:span text:style-name="T6"> </text:span>O<text:span text:style-name="T23"> </text:span>sistema<text:span text:style-name="T23"> </text:span>deve<text:span text:style-name="T23"> </text:span>permitir<text:span text:style-name="T23"> </text:span>o<text:span text:style-name="T23"> </text:span>cadastro<text:span text:style-name="T23"> </text:span>de<text:span text:style-name="T23"> </text:span>seus<text:span text:style-name="T24"> </text:span><text:span text:style-name="T25">funcionários</text:span><text:span text:style-name="T23"> </text:span>e<text:span text:style-name="T23"> </text:span>estabelecimento.<text:span text:style-name="T26"> </text:span>Esse<text:span text:style-name="T27"> </text:span>requisito<text:span text:style-name="T26"> </text:span>funcional<text:span text:style-name="T26"> </text:span>deve<text:span text:style-name="T26"> </text:span>estar<text:span text:style-name="T28"> </text:span>de<text:span text:style-name="T26"> </text:span>acordo<text:span text:style-name="T26"> </text:span>com<text:span text:style-name="T26"> </text:span>a<text:span text:style-name="T26"> </text:span>RN1<text:span text:style-name="T28"> </text:span>e<text:span text:style-name="T26"> </text:span>RN2.</text:p>
        <text:p text:style-name="P2"><text:span text:style-name="T4">[RF2]<text:tab/></text:span><text:span text:style-name="T19">O sistema deve conter uma inteligência artificial, que possa ser acessada pelo computador da empresa. Esse requisito funcional deve estar de acordo com a RN3. </text:span></text:p>
        <text:p text:style-name="P13"><text:span text:style-name="T4">[RF3]<text:tab/></text:span><text:span text:style-name="T19">O sistema deve conter uma inteligência artificial, que seleciona pessoas adequadas para cada área de atuação. De acordo com a RN4.</text:span></text:p>
        <text:p text:style-name="P14"><text:span text:style-name="T4">[RF4]</text:span><text:span text:style-name="T18"> </text:span><text:span text:style-name="T19">O sistema deve ter um chat de reclamação a empresa para se comunicar com a empresa. </text:span><text:span text:style-name="T4"><text:tab/></text:span></text:p>
        <text:p text:style-name="P26"><text:span text:style-name="T4">[RF5]<text:tab/></text:span><text:span text:style-name="T19">O sistema deve conter especialistas da área da saúde para que os funcionários não trabalhem demais. Esse</text:span><text:span text:style-name="T20"> </text:span><text:span text:style-name="T19">requisito</text:span><text:span text:style-name="T21"> </text:span><text:span text:style-name="T19">funcional</text:span><text:span text:style-name="T21"> </text:span><text:span text:style-name="T19">deve</text:span><text:span text:style-name="T21"> </text:span><text:span text:style-name="T19">estar</text:span><text:span text:style-name="T22"> </text:span><text:span text:style-name="T19">de</text:span><text:span text:style-name="T21"> </text:span><text:span text:style-name="T19">acordo</text:span><text:span text:style-name="T21"> </text:span><text:span text:style-name="T19">com</text:span><text:span text:style-name="T21"> </text:span><text:span text:style-name="T19">a</text:span><text:span text:style-name="T21"> </text:span><text:span text:style-name="T19">RN5.</text:span></text:p>
        <text:p text:style-name="P3"><text:span text:style-name="T4">[RF6]</text:span><text:span text:style-name="T7"> <text:s/></text:span><text:span text:style-name="T8">O sistema deverá colocar cargo do funcionário.</text:span></text:p>
        <text:p text:style-name="P27"><text:span text:style-name="T4">[RF7]</text:span><text:span text:style-name="T5"> </text:span><text:span text:style-name="T19"><text:s/>O sistema deve calcular o salário dos funcionários. Esse</text:span><text:span text:style-name="T20"> </text:span><text:span text:style-name="T19">requisito</text:span><text:span text:style-name="T21"> </text:span><text:span text:style-name="T19">funcional</text:span><text:span text:style-name="T21"> </text:span><text:span text:style-name="T19">deve</text:span><text:span text:style-name="T21"> </text:span><text:span text:style-name="T19">estar</text:span><text:span text:style-name="T21"> </text:span><text:span text:style-name="T19">de</text:span><text:span text:style-name="T21"> </text:span><text:span text:style-name="T19">acordo</text:span><text:span text:style-name="T21"> </text:span><text:span text:style-name="T19">com</text:span><text:span text:style-name="T21"> </text:span><text:span text:style-name="T19">a</text:span><text:span text:style-name="T21"> </text:span><text:span text:style-name="T19">RN6.</text:span></text:p>
        <text:p text:style-name="P24"><text:span text:style-name="T4">[RF8]<text:tab/></text:span><text:span text:style-name="T19">O sistema deve calcular a carga horária dos funcionários. <text:s text:c="2"/></text:span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p text:style-name="P24"><text:span text:style-name="T19"/></text:p>
        <text:list text:continue-numbering="true" text:style-name="WWNum1">
          <text:list-item>
            <text:list>
              <text:list-item>
                <text:h text:style-name="P16" text:outline-level="2"><text:bookmark text:name="2.2 REQUISITOS NÃO-FUNCIONAIS Copia 1"/><text:bookmark text:name="2.2 REQUISITOS NÃO-FUNCIONAIS"/><text:soft-page-break/><text:span text:style-name="T28">REQUISITOS</text:span><text:span text:style-name="T29"> </text:span>NÃO-FUNCIONAIS</text:h>
              </text:list-item>
            </text:list>
          </text:list-item>
        </text:list>
        <text:p text:style-name="P4"><text:span text:style-name="T4">[RNF1]</text:span><text:span text:style-name="T9"> </text:span><text:span text:style-name="T11">O sistema será possível ser acessado em Windows, Linux e mobile.(Requisito de portabilidade) </text:span></text:p>
        <text:p text:style-name="P5"><text:span text:style-name="T4">[RNF2]</text:span><text:span text:style-name="T9"> </text:span><text:span text:style-name="T11">Login e senha devem ser criptografados para aumento da segurança.</text:span></text:p>
        <text:p text:style-name="P29"><text:span text:style-name="T11">(</text:span><text:span text:style-name="T10">Requisito de segurança)</text:span></text:p>
        <text:p text:style-name="P7"><text:span text:style-name="T4">[RNF3]</text:span><text:span text:style-name="T9"> </text:span><text:span text:style-name="T11">O sistema não apresentará aos usuários quaisquer dados de cunho privativo.(Requisito ético)</text:span></text:p>
        <text:p text:style-name="P7"><text:span text:style-name="T4">[RNF4]</text:span><text:span text:style-name="T9"> </text:span><text:span text:style-name="T11">Um relatório sobre o andamento tá empresa deve se entregue toda segunda-feira.(Requisito de entrega)</text:span></text:p>
        <text:p text:style-name="P5"><text:span text:style-name="T4">[RNF5] </text:span><text:span text:style-name="T19">O sistema deve garantir a segurança na transmissão e armazenamento de dados da empresa.(Requisito de confiabilidade)</text:span></text:p>
        <text:p text:style-name="P7"><text:span text:style-name="T4">[RNF6]</text:span><text:span text:style-name="T9"> </text:span><text:span text:style-name="T11">O sistema se manter online 24/7 para melhor atendimento da empresa. (Requisito de confiabilidade)</text:span></text:p>
        <text:p text:style-name="P7"><text:span text:style-name="T4">[RNF7]</text:span><text:span text:style-name="T9"> </text:span></text:p>
      </text:section>
      <text:p text:style-name="P8"><text:span text:style-name="T4">[RNF8]<text:tab/></text:span></text:p>
      <text:p text:style-name="P9"><text:span text:style-name="T4">[RNF9]<text:tab/></text:span></text:p>
      <text:p text:style-name="P10"><text:span text:style-name="T4">[RNF10]</text:span><text:span text:style-name="T12"> </text:span></text:p>
      <text:p text:style-name="P11"><text:span text:style-name="T4">[RN</text:span><text:span text:style-name="T5">F</text:span><text:span text:style-name="T4">11]<text:tab/></text:span></text:p>
      <text:p text:style-name="P12"><text:span text:style-name="T4">[RN</text:span><text:span text:style-name="T5">F</text:span><text:span text:style-name="T4">12]</text:span><text:span text:style-name="T13"> </text:span></text:p>
      <text:p text:style-name="P25"><text:span text:style-name="T4">[RN</text:span><text:span text:style-name="T5">F</text:span><text:span text:style-name="T4">13]<text:tab/></text:span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oft-page-break/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list text:continue-numbering="true" text:style-name="WWNum1">
        <text:list-item>
          <text:list>
            <text:list-item>
              <text:h text:style-name="P16" text:outline-level="2"><text:bookmark text:name="2.3 Regras de Negócio"/><text:bookmark text:name="2.3 Regras de Negócio Copia 1"/>REGRAS<text:span text:style-name="T32"> </text:span>DE<text:span text:style-name="T33"> </text:span>NEGÓCIO</text:h>
            </text:list-item>
          </text:list>
        </text:list-item>
      </text:list>
      <text:p text:style-name="P6"><text:span text:style-name="T4">[RN1]</text:span><text:span text:style-name="T14"> </text:span><text:span text:style-name="T17">Para o cadastro de clientes, é necessário nome completo, CPF, senha e e-email, nome da empresa, área de trabalho, horário de funcionamento, contato, nome e CPF do proprietário, telefone, e-mail e senha.</text:span></text:p>
      <text:p text:style-name="P19"><text:span text:style-name="T4">[RN2] </text:span></text:p>
      <text:p text:style-name="P20"><text:span text:style-name="T4">[RN3] </text:span></text:p>
      <text:p text:style-name="P21"><text:span text:style-name="T4">[RN4] </text:span></text:p>
      <text:p text:style-name="P22"><text:span text:style-name="T4">[RN5]</text:span><text:span text:style-name="T14"> </text:span></text:p>
      <text:p text:style-name="P23"><text:span text:style-name="T15">[</text:span><text:span text:style-name="T16">RN6</text:span><text:span text:style-name="T15">]</text:span></text:p>
      <text:p text:style-name="P22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 MT" fo:font-family="'Arial MT'" style:font-family-generic="roman" style:font-pitch="variable" fo:language="pt" fo:country="PT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82cm" fo:margin-right="0.194cm" fo:text-indent="1.27cm" style:auto-text-indent="false"/>
      <style:text-properties style:font-name="Arial MT" fo:font-family="'Arial MT'" style:font-family-generic="roman" style:font-pitch="variable" fo:font-size="12pt" fo:language="pt" fo:country="PT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005cm" fo:text-indent="-0.824cm" style:auto-text-indent="false"/>
      <style:text-properties style:font-name="Arial MT" fo:font-family="'Arial MT'" style:font-family-generic="roman" style:font-pitch="variable" fo:font-size="14pt" fo:language="pt" fo:country="PT" style:font-name-asian="Arial MT2" style:font-family-asian="'Arial MT'" style:font-family-generic-asian="system" style:font-pitch-asian="variable" style:font-size-asian="14pt" style:language-asian="en" style:country-asian="US" style:font-name-complex="Arial MT2" style:font-family-complex="'Arial MT'" style:font-family-generic-complex="system" style:font-pitch-complex="variable" style:font-size-complex="14pt" style:language-complex="ar" style:country-complex="SA"/>
    </style:style>
    <style:style style:name="Title" style:family="paragraph" style:parent-style-name="Standard" style:class="chapter">
      <style:paragraph-properties fo:margin-left="0.633cm" fo:margin-top="0.161cm" fo:margin-bottom="0cm" style:contextual-spacing="false" fo:text-indent="-0.415cm" style:auto-text-indent="false"/>
      <style:text-properties style:font-name="Arial" fo:font-family="Arial" style:font-family-generic="roman" style:font-pitch="variable" fo:font-size="14pt" fo:language="pt" fo:country="PT" fo:font-weight="bold" style:font-name-asian="Arial2" style:font-family-asian="Arial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005cm" fo:text-indent="-0.824cm" style:auto-text-indent="false"/>
      <style:text-properties style:font-name="Arial MT" fo:font-family="'Arial MT'" style:font-family-generic="roman" style:font-pitch="variable" fo:language="pt" fo:country="PT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Arial" fo:font-family="Arial" style:font-family-generic="roman" style:font-pitch="variable" fo:font-size="14pt" fo:language="pt" fo:country="PT" fo:font-weight="bold" style:font-name-asian="Arial2" style:font-family-asian="Arial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Arial MT" fo:font-family="'Arial MT'" style:font-family-generic="roman" style:font-pitch="variable" fo:font-size="14pt" fo:letter-spacing="-0.002cm" fo:language="pt" fo:country="PT" style:font-name-asian="Arial MT2" style:font-family-asian="'Arial MT'" style:font-family-generic-asian="system" style:font-pitch-asian="variable" style:font-size-asian="14pt" style:language-asian="en" style:country-asian="US" style:font-name-complex="Arial MT2" style:font-family-complex="'Arial MT'" style:font-family-generic-complex="system" style:font-pitch-complex="variable" style:font-size-complex="14pt" style:language-complex="ar" style:country-complex="SA" style:text-scale="100%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 text:start-value="2">
        <style:list-level-properties text:list-level-position-and-space-mode="label-alignment">
          <style:list-level-label-alignment text:label-followed-by="listtab" fo:text-indent="-0.413cm" fo:margin-left="0.633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824cm" fo:margin-left="1.004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824cm" fo:margin-left="2.69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824cm" fo:margin-left="4.40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824cm" fo:margin-left="6.11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824cm" fo:margin-left="7.82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824cm" fo:margin-left="9.53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824cm" fo:margin-left="11.24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824cm" fo:margin-left="12.95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787cm" fo:margin-bottom="0.494cm" fo:margin-left="2.822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0.494cm" fo:margin-left="2.822cm" fo:margin-right="1.799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0:09:24</meta:creation-date>
    <dc:date>2024-03-03T23:53:41.064000000</dc:date>
    <meta:editing-duration>P1DT3H49M46S</meta:editing-duration>
    <meta:generator>LibreOffice/7.6.3.2$Windows_X86_64 LibreOffice_project/29d686fea9f6705b262d369fede658f824154cc0</meta:generator>
    <meta:editing-cycles>3</meta:editing-cycles>
    <meta:document-statistic meta:table-count="0" meta:image-count="0" meta:object-count="0" meta:page-count="3" meta:paragraph-count="32" meta:word-count="298" meta:character-count="1932" meta:non-whitespace-character-count="1650"/>
    <meta:user-defined meta:name="AppVersion">12.0000</meta:user-defined>
    <meta:user-defined meta:name="LastSaved" meta:value-type="date">2024-02-26T00:00:00</meta:user-defined>
    <meta:template xlink:type="simple" xlink:actuate="onRequest" xlink:title="Normal" xlink:href=""/>
  </office:meta>
</office:document-meta>
</file>